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5.004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1cm" fo:break-before="auto" style:use-optimal-row-height="tru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3.604cm" fo:break-before="auto" style:use-optimal-row-height="true"/>
    </style:style>
    <style:style style:name="ro6" style:family="table-row">
      <style:table-row-properties style:row-height="2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500 objec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1" table:default-cell-style-name="ce5"/>
        <table:table-column table:style-name="co4" table:default-cell-style-name="ce7"/>
        <table:table-row table:style-name="ro1">
          <table:table-cell table:style-name="ce1" office:value-type="string" calcext:value-type="string">
            <text:p>Type of object</text:p>
          </table:table-cell>
          <table:table-cell table:style-name="ce1" office:value-type="string" calcext:value-type="string">
            <text:p>Description of each object</text:p>
          </table:table-cell>
          <table:table-cell table:style-name="ce1" office:value-type="string" calcext:value-type="string">
            <text:p>Size of 1 object (in bytes)</text:p>
          </table:table-cell>
          <table:table-cell table:style-name="ce1" office:value-type="string" calcext:value-type="string">
            <text:p>Number of objects</text:p>
          </table:table-cell>
          <table:table-cell table:style-name="ce1" office:value-type="string" calcext:value-type="string">
            <text:p>Total size (in GB)</text:p>
          </table:table-cell>
        </table:table-row>
        <table:table-row table:style-name="ro2">
          <table:table-cell office:value-type="string" calcext:value-type="string">
            <text:p>Metadata object</text:p>
          </table:table-cell>
          <table:table-cell office:value-type="string" calcext:value-type="string">
            <text:p>1 metadata file of size 2KB</text:p>
          </table:table-cell>
          <table:table-cell office:value-type="float" office:value="2000" calcext:value-type="float">
            <text:p>2,000</text:p>
          </table:table-cell>
          <table:table-cell office:value-type="float" office:value="244" calcext:value-type="float">
            <text:p>244</text:p>
          </table:table-cell>
          <table:table-cell table:formula="of:=[.C2]*[.D2]/1000000000" office:value-type="float" office:value="0.000488" calcext:value-type="float">
            <text:p>0.000</text:p>
          </table:table-cell>
        </table:table-row>
        <table:table-row table:style-name="ro1">
          <table:table-cell office:value-type="string" calcext:value-type="string">
            <text:p>Binary object</text:p>
          </table:table-cell>
          <table:table-cell office:value-type="string" calcext:value-type="string">
            <text:p>1 metadata file of size 2KB and</text:p>
            <text:p>2 binary files of size 5MB each</text:p>
          </table:table-cell>
          <table:table-cell table:formula="of:=2000+(2*5000000)" office:value-type="float" office:value="10002000" calcext:value-type="float">
            <text:p>10,002,000</text:p>
          </table:table-cell>
          <table:table-cell office:value-type="float" office:value="250" calcext:value-type="float">
            <text:p>250</text:p>
          </table:table-cell>
          <table:table-cell table:formula="of:=[.C3]*[.D3]/1000000000" office:value-type="float" office:value="2.5005" calcext:value-type="float">
            <text:p>2.501</text:p>
          </table:table-cell>
        </table:table-row>
        <table:table-row table:style-name="ro1">
          <table:table-cell office:value-type="string" calcext:value-type="string">
            <text:p>Large binary object</text:p>
          </table:table-cell>
          <table:table-cell office:value-type="string" calcext:value-type="string">
            <text:p>1 metadata file of size 2KB and</text:p>
            <text:p>5 binary files of size 1GB</text:p>
          </table:table-cell>
          <table:table-cell table:formula="of:=2000+(5*1000000000)" office:value-type="float" office:value="5000002000" calcext:value-type="float">
            <text:p>5,000,002,000</text:p>
          </table:table-cell>
          <table:table-cell office:value-type="float" office:value="5" calcext:value-type="float">
            <text:p>5</text:p>
          </table:table-cell>
          <table:table-cell table:formula="of:=[.C4]*[.D4]/1000000000" office:value-type="float" office:value="25.00001" calcext:value-type="float">
            <text:p>25.000</text:p>
          </table:table-cell>
        </table:table-row>
        <table:table-row table:style-name="ro1">
          <table:table-cell office:value-type="string" calcext:value-type="string">
            <text:p>Complex binary object</text:p>
          </table:table-cell>
          <table:table-cell office:value-type="string" calcext:value-type="string">
            <text:p>1 metadata file of size 2KB and</text:p>
            <text:p>100 binary files of size 50MB</text:p>
          </table:table-cell>
          <table:table-cell table:formula="of:=2000+(100*50000000)" office:value-type="float" office:value="5000002000" calcext:value-type="float">
            <text:p>5,000,002,000</text:p>
          </table:table-cell>
          <table:table-cell office:value-type="float" office:value="1" calcext:value-type="float">
            <text:p>1</text:p>
          </table:table-cell>
          <table:table-cell table:formula="of:=[.C5]*[.D5]/1000000000" office:value-type="float" office:value="5.000002" calcext:value-type="float">
            <text:p>5.000</text:p>
          </table:table-cell>
        </table:table-row>
        <table:table-row table:style-name="ro1">
          <table:table-cell office:value-type="string" calcext:value-type="string">
            <text:p>Very large binary object</text:p>
          </table:table-cell>
          <table:table-cell office:value-type="string" calcext:value-type="string">
            <text:p>1 metadata file of size 2KB and</text:p>
            <text:p>1 binary file of size 100GB</text:p>
          </table:table-cell>
          <table:table-cell table:formula="of:=2000+(1*100000000000)" office:value-type="float" office:value="100000002000" calcext:value-type="float">
            <text:p>100,000,002,000</text:p>
          </table:table-cell>
          <table:table-cell office:value-type="float" office:value="0" calcext:value-type="float">
            <text:p>0</text:p>
          </table:table-cell>
          <table:table-cell table:formula="of:=[.C6]*[.D6]/1000000000" office:value-type="float" office:value="0" calcext:value-type="float">
            <text:p>0.00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/>
          <table:table-cell table:style-name="ce6"/>
          <table:table-cell table:style-name="ce6" table:formula="of:=SUM([.D2:.D6])" office:value-type="float" office:value="500" calcext:value-type="float">
            <text:p>500</text:p>
          </table:table-cell>
          <table:table-cell table:style-name="ce6" table:formula="of:=SUM([.E2:.E6])" office:value-type="float" office:value="32.501" calcext:value-type="float">
            <text:p>32.501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his object definition was used in </text:p>
            <text:p>* default-hardware</text:p>
          </table:table-cell>
          <table:table-cell table:style-name="Default" table:number-columns-repeated="4"/>
        </table:table-row>
      </table:table>
      <table:table table:name="3000 objects" table:style-name="ta1">
        <table:table-column table:style-name="co4" table:default-cell-style-name="ce2"/>
        <table:table-column table:style-name="co2" table:default-cell-style-name="ce2"/>
        <table:table-column table:style-name="co6" table:default-cell-style-name="ce5"/>
        <table:table-column table:style-name="co4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Type of object</text:p>
          </table:table-cell>
          <table:table-cell table:style-name="ce1" office:value-type="string" calcext:value-type="string">
            <text:p>Description of each object</text:p>
          </table:table-cell>
          <table:table-cell table:style-name="ce1" office:value-type="string" calcext:value-type="string">
            <text:p>Size of 1 object (in bytes)</text:p>
          </table:table-cell>
          <table:table-cell table:style-name="ce1" office:value-type="string" calcext:value-type="string">
            <text:p>Number of objects</text:p>
          </table:table-cell>
          <table:table-cell table:style-name="ce1" office:value-type="string" calcext:value-type="string">
            <text:p>Total size (in GB)</text:p>
          </table:table-cell>
        </table:table-row>
        <table:table-row table:style-name="ro2">
          <table:table-cell office:value-type="string" calcext:value-type="string">
            <text:p>Metadata object</text:p>
          </table:table-cell>
          <table:table-cell office:value-type="string" calcext:value-type="string">
            <text:p>1 metadata file of size 2KB</text:p>
          </table:table-cell>
          <table:table-cell office:value-type="float" office:value="2000" calcext:value-type="float">
            <text:p>2,000</text:p>
          </table:table-cell>
          <table:table-cell office:value-type="float" office:value="1461" calcext:value-type="float">
            <text:p>1,461</text:p>
          </table:table-cell>
          <table:table-cell table:formula="of:=[.C2]*[.D2]/1000000000" office:value-type="float" office:value="0.002922" calcext:value-type="float">
            <text:p>0.003</text:p>
          </table:table-cell>
        </table:table-row>
        <table:table-row table:style-name="ro1">
          <table:table-cell office:value-type="string" calcext:value-type="string">
            <text:p>Binary object</text:p>
          </table:table-cell>
          <table:table-cell office:value-type="string" calcext:value-type="string">
            <text:p>1 metadata file of size 2KB and</text:p>
            <text:p>2 binary files of size 5MB each</text:p>
          </table:table-cell>
          <table:table-cell table:formula="of:=2000+(2*5000000)" office:value-type="float" office:value="10002000" calcext:value-type="float">
            <text:p>10,002,000</text:p>
          </table:table-cell>
          <table:table-cell office:value-type="float" office:value="1500" calcext:value-type="float">
            <text:p>1,500</text:p>
          </table:table-cell>
          <table:table-cell table:formula="of:=[.C3]*[.D3]/1000000000" office:value-type="float" office:value="15.003" calcext:value-type="float">
            <text:p>15.003</text:p>
          </table:table-cell>
        </table:table-row>
        <table:table-row table:style-name="ro1">
          <table:table-cell office:value-type="string" calcext:value-type="string">
            <text:p>Large binary object</text:p>
          </table:table-cell>
          <table:table-cell office:value-type="string" calcext:value-type="string">
            <text:p>1 metadata file of size 2KB and</text:p>
            <text:p>5 binary files of size 1GB</text:p>
          </table:table-cell>
          <table:table-cell table:formula="of:=2000+(5*1000000000)" office:value-type="float" office:value="5000002000" calcext:value-type="float">
            <text:p>5,000,002,000</text:p>
          </table:table-cell>
          <table:table-cell office:value-type="float" office:value="30" calcext:value-type="float">
            <text:p>30</text:p>
          </table:table-cell>
          <table:table-cell table:formula="of:=[.C4]*[.D4]/1000000000" office:value-type="float" office:value="150.00006" calcext:value-type="float">
            <text:p>150.000</text:p>
          </table:table-cell>
        </table:table-row>
        <table:table-row table:style-name="ro1">
          <table:table-cell office:value-type="string" calcext:value-type="string">
            <text:p>Complex binary object</text:p>
          </table:table-cell>
          <table:table-cell office:value-type="string" calcext:value-type="string">
            <text:p>1 metadata file of size 2KB and</text:p>
            <text:p>100 binary files of size 50MB</text:p>
          </table:table-cell>
          <table:table-cell table:formula="of:=2000+(100*50000000)" office:value-type="float" office:value="5000002000" calcext:value-type="float">
            <text:p>5,000,002,000</text:p>
          </table:table-cell>
          <table:table-cell office:value-type="float" office:value="6" calcext:value-type="float">
            <text:p>6</text:p>
          </table:table-cell>
          <table:table-cell table:formula="of:=[.C5]*[.D5]/1000000000" office:value-type="float" office:value="30.000012" calcext:value-type="float">
            <text:p>30.000</text:p>
          </table:table-cell>
        </table:table-row>
        <table:table-row table:style-name="ro1">
          <table:table-cell office:value-type="string" calcext:value-type="string">
            <text:p>Very large binary object</text:p>
          </table:table-cell>
          <table:table-cell office:value-type="string" calcext:value-type="string">
            <text:p>1 metadata file of size 2KB and</text:p>
            <text:p>1 binary file of size 100GB</text:p>
          </table:table-cell>
          <table:table-cell table:formula="of:=2000+(1*100000000000)" office:value-type="float" office:value="100000002000" calcext:value-type="float">
            <text:p>100,000,002,000</text:p>
          </table:table-cell>
          <table:table-cell office:value-type="float" office:value="3" calcext:value-type="float">
            <text:p>3</text:p>
          </table:table-cell>
          <table:table-cell table:formula="of:=[.C6]*[.D6]/1000000000" office:value-type="float" office:value="300.000006" calcext:value-type="float">
            <text:p>300.00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/>
          <table:table-cell table:style-name="ce6"/>
          <table:table-cell table:style-name="ce6" table:formula="of:=SUM([.D2:.D6])" office:value-type="float" office:value="3000" calcext:value-type="float">
            <text:p>3000</text:p>
          </table:table-cell>
          <table:table-cell table:style-name="ce6" table:formula="of:=SUM([.E2:.E6])" office:value-type="float" office:value="495.006" calcext:value-type="float">
            <text:p>495.006</text:p>
          </table:table-cell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This object definition was used in </text:p>
            <text:p>* default-hardware</text:p>
            <text:p>* new1PBDrive</text:p>
            <text:p> – a new Scalend drive for test objects</text:p>
            <text:p><text:span text:style-name="T1">* uploadByExternalContent</text:span></text:p>
            <text:p><text:span text:style-name="T1"> – Using the new1PBDrive, a Scalend drive for test objects</text:span></text:p>
            <text:p><text:span text:style-name="T1"> – All binary files were posted as external content</text:span></text:p>
          </table:table-cell>
          <table:table-cell table:style-name="Default" table:number-columns-repeated="4"/>
        </table:table-row>
      </table:table>
      <table:table table:name="30000 objects" table:style-name="ta1">
        <table:table-column table:style-name="co4" table:default-cell-style-name="ce2"/>
        <table:table-column table:style-name="co2" table:default-cell-style-name="ce2"/>
        <table:table-column table:style-name="co6" table:default-cell-style-name="ce5"/>
        <table:table-column table:style-name="co4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Type of object</text:p>
          </table:table-cell>
          <table:table-cell table:style-name="ce1" office:value-type="string" calcext:value-type="string">
            <text:p>Description of each object</text:p>
          </table:table-cell>
          <table:table-cell table:style-name="ce1" office:value-type="string" calcext:value-type="string">
            <text:p>Size of 1 object (in bytes)</text:p>
          </table:table-cell>
          <table:table-cell table:style-name="ce1" office:value-type="string" calcext:value-type="string">
            <text:p>Number of objects</text:p>
          </table:table-cell>
          <table:table-cell table:style-name="ce1" office:value-type="string" calcext:value-type="string">
            <text:p>Total size (in GB)</text:p>
          </table:table-cell>
        </table:table-row>
        <table:table-row table:style-name="ro2">
          <table:table-cell office:value-type="string" calcext:value-type="string">
            <text:p>Metadata object</text:p>
          </table:table-cell>
          <table:table-cell office:value-type="string" calcext:value-type="string">
            <text:p>1 metadata file of size 2KB</text:p>
          </table:table-cell>
          <table:table-cell office:value-type="float" office:value="2000" calcext:value-type="float">
            <text:p>2,000</text:p>
          </table:table-cell>
          <table:table-cell office:value-type="float" office:value="14610" calcext:value-type="float">
            <text:p>14,610</text:p>
          </table:table-cell>
          <table:table-cell table:formula="of:=[.C2]*[.D2]/1000000000" office:value-type="float" office:value="0.02922" calcext:value-type="float">
            <text:p>0.029</text:p>
          </table:table-cell>
        </table:table-row>
        <table:table-row table:style-name="ro1">
          <table:table-cell office:value-type="string" calcext:value-type="string">
            <text:p>Binary object</text:p>
          </table:table-cell>
          <table:table-cell office:value-type="string" calcext:value-type="string">
            <text:p>1 metadata file of size 2KB and</text:p>
            <text:p>2 binary files of size 5MB each</text:p>
          </table:table-cell>
          <table:table-cell table:formula="of:=2000+(2*5000000)" office:value-type="float" office:value="10002000" calcext:value-type="float">
            <text:p>10,002,000</text:p>
          </table:table-cell>
          <table:table-cell office:value-type="float" office:value="15000" calcext:value-type="float">
            <text:p>15,000</text:p>
          </table:table-cell>
          <table:table-cell table:formula="of:=[.C3]*[.D3]/1000000000" office:value-type="float" office:value="150.03" calcext:value-type="float">
            <text:p>150.030</text:p>
          </table:table-cell>
        </table:table-row>
        <table:table-row table:style-name="ro1">
          <table:table-cell office:value-type="string" calcext:value-type="string">
            <text:p>Large binary object</text:p>
          </table:table-cell>
          <table:table-cell office:value-type="string" calcext:value-type="string">
            <text:p>1 metadata file of size 2KB and</text:p>
            <text:p>5 binary files of size 1GB</text:p>
          </table:table-cell>
          <table:table-cell table:formula="of:=2000+(5*1000000000)" office:value-type="float" office:value="5000002000" calcext:value-type="float">
            <text:p>5,000,002,000</text:p>
          </table:table-cell>
          <table:table-cell office:value-type="float" office:value="300" calcext:value-type="float">
            <text:p>300</text:p>
          </table:table-cell>
          <table:table-cell table:formula="of:=[.C4]*[.D4]/1000000000" office:value-type="float" office:value="1500.0006" calcext:value-type="float">
            <text:p>1,500.001</text:p>
          </table:table-cell>
        </table:table-row>
        <table:table-row table:style-name="ro1">
          <table:table-cell office:value-type="string" calcext:value-type="string">
            <text:p>Complex binary object</text:p>
          </table:table-cell>
          <table:table-cell office:value-type="string" calcext:value-type="string">
            <text:p>1 metadata file of size 2KB and</text:p>
            <text:p>100 binary files of size 50MB</text:p>
          </table:table-cell>
          <table:table-cell table:formula="of:=2000+(100*50000000)" office:value-type="float" office:value="5000002000" calcext:value-type="float">
            <text:p>5,000,002,000</text:p>
          </table:table-cell>
          <table:table-cell office:value-type="float" office:value="60" calcext:value-type="float">
            <text:p>60</text:p>
          </table:table-cell>
          <table:table-cell table:formula="of:=[.C5]*[.D5]/1000000000" office:value-type="float" office:value="300.00012" calcext:value-type="float">
            <text:p>300.000</text:p>
          </table:table-cell>
        </table:table-row>
        <table:table-row table:style-name="ro1">
          <table:table-cell office:value-type="string" calcext:value-type="string">
            <text:p>Very large binary object</text:p>
          </table:table-cell>
          <table:table-cell office:value-type="string" calcext:value-type="string">
            <text:p>1 metadata file of size 2KB and</text:p>
            <text:p>1 binary file of size 100GB</text:p>
          </table:table-cell>
          <table:table-cell table:formula="of:=2000+(1*100000000000)" office:value-type="float" office:value="100000002000" calcext:value-type="float">
            <text:p>100,000,002,000</text:p>
          </table:table-cell>
          <table:table-cell office:value-type="float" office:value="30" calcext:value-type="float">
            <text:p>30</text:p>
          </table:table-cell>
          <table:table-cell table:formula="of:=[.C6]*[.D6]/1000000000" office:value-type="float" office:value="3000.00006" calcext:value-type="float">
            <text:p>3,000.00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/>
          <table:table-cell table:style-name="ce6"/>
          <table:table-cell table:style-name="ce6" table:formula="of:=SUM([.D2:.D6])" office:value-type="float" office:value="30000" calcext:value-type="float">
            <text:p>30000</text:p>
          </table:table-cell>
          <table:table-cell table:style-name="ce6" table:formula="of:=SUM([.E2:.E6])" office:value-type="float" office:value="4950.06" calcext:value-type="float">
            <text:p>4950.06</text:p>
          </table:table-cell>
        </table:table-row>
        <table:table-row table:style-name="ro2">
          <table:table-cell table:style-name="Default" table:number-columns-repeated="5"/>
        </table:table-row>
        <table:table-row table:style-name="ro4">
          <table:table-cell table:style-name="Default" office:value-type="string" calcext:value-type="string">
            <text:p>This object definition was used in </text:p>
            <text:p><text:span text:style-name="T1">* uploadByExternalContent / java mem plus threads</text:span></text:p>
            <text:p><text:span text:style-name="T1"> – Using the new1PBDrive, a Scalend drive for test objects</text:span></text:p>
            <text:p><text:span text:style-name="T1"> – All binary files were posted as external content</text:span></text:p>
          </table:table-cell>
          <table:table-cell table:style-name="Default" table:number-columns-repeated="4"/>
        </table:table-row>
      </table:table>
      <table:table table:name="400410 objects" table:style-name="ta1">
        <table:table-column table:style-name="co4" table:default-cell-style-name="ce2"/>
        <table:table-column table:style-name="co2" table:default-cell-style-name="ce2"/>
        <table:table-column table:style-name="co6" table:default-cell-style-name="ce5"/>
        <table:table-column table:style-name="co4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Type of object</text:p>
          </table:table-cell>
          <table:table-cell table:style-name="ce1" office:value-type="string" calcext:value-type="string">
            <text:p>Description of each object</text:p>
          </table:table-cell>
          <table:table-cell table:style-name="ce1" office:value-type="string" calcext:value-type="string">
            <text:p>Size of 1 object (in bytes)</text:p>
          </table:table-cell>
          <table:table-cell table:style-name="ce1" office:value-type="string" calcext:value-type="string">
            <text:p>Number of objects</text:p>
          </table:table-cell>
          <table:table-cell table:style-name="ce1" office:value-type="string" calcext:value-type="string">
            <text:p>Total size (in GB)</text:p>
          </table:table-cell>
        </table:table-row>
        <table:table-row table:style-name="ro2">
          <table:table-cell office:value-type="string" calcext:value-type="string">
            <text:p>Metadata object</text:p>
          </table:table-cell>
          <table:table-cell office:value-type="string" calcext:value-type="string">
            <text:p>1 metadata file of size 2KB</text:p>
          </table:table-cell>
          <table:table-cell office:value-type="float" office:value="2000" calcext:value-type="float">
            <text:p>2,000</text:p>
          </table:table-cell>
          <table:table-cell office:value-type="float" office:value="200000" calcext:value-type="float">
            <text:p>200,000</text:p>
          </table:table-cell>
          <table:table-cell table:formula="of:=[.C2]*[.D2]/1000000000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Binary object</text:p>
          </table:table-cell>
          <table:table-cell office:value-type="string" calcext:value-type="string">
            <text:p>1 metadata file of size 2KB and</text:p>
            <text:p>2 binary files of size 5MB each</text:p>
          </table:table-cell>
          <table:table-cell table:formula="of:=2000+(2*5000000)" office:value-type="float" office:value="10002000" calcext:value-type="float">
            <text:p>10,002,000</text:p>
          </table:table-cell>
          <table:table-cell office:value-type="float" office:value="200000" calcext:value-type="float">
            <text:p>200,000</text:p>
          </table:table-cell>
          <table:table-cell table:formula="of:=[.C3]*[.D3]/1000000000" office:value-type="float" office:value="2000.4" calcext:value-type="float">
            <text:p>2,000.400</text:p>
          </table:table-cell>
        </table:table-row>
        <table:table-row table:style-name="ro1">
          <table:table-cell office:value-type="string" calcext:value-type="string">
            <text:p>Large binary object</text:p>
          </table:table-cell>
          <table:table-cell office:value-type="string" calcext:value-type="string">
            <text:p>1 metadata file of size 2KB and</text:p>
            <text:p>5 binary files of size 1GB</text:p>
          </table:table-cell>
          <table:table-cell table:formula="of:=2000+(5*1000000000)" office:value-type="float" office:value="5000002000" calcext:value-type="float">
            <text:p>5,000,002,000</text:p>
          </table:table-cell>
          <table:table-cell office:value-type="float" office:value="300" calcext:value-type="float">
            <text:p>300</text:p>
          </table:table-cell>
          <table:table-cell table:formula="of:=[.C4]*[.D4]/1000000000" office:value-type="float" office:value="1500.0006" calcext:value-type="float">
            <text:p>1,500.001</text:p>
          </table:table-cell>
        </table:table-row>
        <table:table-row table:style-name="ro1">
          <table:table-cell office:value-type="string" calcext:value-type="string">
            <text:p>Complex binary object</text:p>
          </table:table-cell>
          <table:table-cell office:value-type="string" calcext:value-type="string">
            <text:p>1 metadata file of size 2KB and</text:p>
            <text:p>100 binary files of size 50MB</text:p>
          </table:table-cell>
          <table:table-cell table:formula="of:=2000+(100*50000000)" office:value-type="float" office:value="5000002000" calcext:value-type="float">
            <text:p>5,000,002,000</text:p>
          </table:table-cell>
          <table:table-cell office:value-type="float" office:value="100" calcext:value-type="float">
            <text:p>100</text:p>
          </table:table-cell>
          <table:table-cell table:formula="of:=[.C5]*[.D5]/1000000000" office:value-type="float" office:value="500.0002" calcext:value-type="float">
            <text:p>500.000</text:p>
          </table:table-cell>
        </table:table-row>
        <table:table-row table:style-name="ro1">
          <table:table-cell office:value-type="string" calcext:value-type="string">
            <text:p>Very large binary object</text:p>
          </table:table-cell>
          <table:table-cell office:value-type="string" calcext:value-type="string">
            <text:p>1 metadata file of size 2KB and</text:p>
            <text:p>1 binary file of size 100GB</text:p>
          </table:table-cell>
          <table:table-cell table:formula="of:=2000+(1*100000000000)" office:value-type="float" office:value="100000002000" calcext:value-type="float">
            <text:p>100,000,002,000</text:p>
          </table:table-cell>
          <table:table-cell office:value-type="float" office:value="10" calcext:value-type="float">
            <text:p>10</text:p>
          </table:table-cell>
          <table:table-cell table:formula="of:=[.C6]*[.D6]/1000000000" office:value-type="float" office:value="1000.00002" calcext:value-type="float">
            <text:p>1,000.00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/>
          <table:table-cell table:style-name="ce6"/>
          <table:table-cell table:style-name="ce6" table:formula="of:=SUM([.D2:.D6])" office:value-type="float" office:value="400410" calcext:value-type="float">
            <text:p>400410</text:p>
          </table:table-cell>
          <table:table-cell table:style-name="ce6" table:formula="of:=SUM([.E2:.E6])" office:value-type="float" office:value="5000.80082" calcext:value-type="float">
            <text:p>5000.80082</text:p>
          </table:table-cell>
        </table:table-row>
        <table:table-row table:style-name="ro2">
          <table:table-cell table:style-name="Default" table:number-columns-repeated="5"/>
        </table:table-row>
        <table:table-row table:style-name="ro5">
          <table:table-cell table:style-name="Default" office:value-type="string" calcext:value-type="string">
            <text:p>This object definition was used in </text:p>
            <text:p><text:span text:style-name="T1">* uploadByExternalContent / java mem plus threads</text:span></text:p>
            <text:p><text:span text:style-name="T1"> – Using the new1PBDrive, a Scalend drive for test objects</text:span></text:p>
            <text:p><text:span text:style-name="T1"> – All binary files were posted as external content</text:span></text:p>
            <text:p><text:span text:style-name="T1">* newhw-1Feb2023/java_mem_plus_threads/results_400410_10</text:span></text:p>
            <text:p><text:span text:style-name="T1"> – Using the new1PBDrive, a Scalend drive for test objects</text:span></text:p>
            <text:p><text:span text:style-name="T1"> – Using a 10 TB OCFL drive</text:span></text:p>
            <text:p><text:span text:style-name="T1"> – the NFS drive CPU and RAM were increased </text:span></text:p>
            <text:p><text:span text:style-name="T1"> – All binary files were posted as external content</text:span></text:p>
          </table:table-cell>
          <table:table-cell table:style-name="Default" table:number-columns-repeated="4"/>
        </table:table-row>
      </table:table>
      <table:table table:name="400401 - original definition" table:style-name="ta1">
        <table:table-column table:style-name="co4" table:default-cell-style-name="ce2"/>
        <table:table-column table:style-name="co2" table:default-cell-style-name="ce2"/>
        <table:table-column table:style-name="co6" table:default-cell-style-name="ce5"/>
        <table:table-column table:style-name="co4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Type of object</text:p>
          </table:table-cell>
          <table:table-cell table:style-name="ce1" office:value-type="string" calcext:value-type="string">
            <text:p>Description of each object</text:p>
          </table:table-cell>
          <table:table-cell table:style-name="ce1" office:value-type="string" calcext:value-type="string">
            <text:p>Size of 1 object (in bytes)</text:p>
          </table:table-cell>
          <table:table-cell table:style-name="ce1" office:value-type="string" calcext:value-type="string">
            <text:p>Number of objects</text:p>
          </table:table-cell>
          <table:table-cell table:style-name="ce1" office:value-type="string" calcext:value-type="string">
            <text:p>Total size (in GB)</text:p>
          </table:table-cell>
        </table:table-row>
        <table:table-row table:style-name="ro2">
          <table:table-cell office:value-type="string" calcext:value-type="string">
            <text:p>Metadata object</text:p>
          </table:table-cell>
          <table:table-cell office:value-type="string" calcext:value-type="string">
            <text:p>1 metadata file of size 2KB</text:p>
          </table:table-cell>
          <table:table-cell office:value-type="float" office:value="2000" calcext:value-type="float">
            <text:p>2,000</text:p>
          </table:table-cell>
          <table:table-cell office:value-type="float" office:value="200000" calcext:value-type="float">
            <text:p>200,000</text:p>
          </table:table-cell>
          <table:table-cell table:formula="of:=[.C2]*[.D2]/1000000000" office:value-type="float" office:value="0.4" calcext:value-type="float">
            <text:p>0.400</text:p>
          </table:table-cell>
        </table:table-row>
        <table:table-row table:style-name="ro1">
          <table:table-cell office:value-type="string" calcext:value-type="string">
            <text:p>Binary object</text:p>
          </table:table-cell>
          <table:table-cell office:value-type="string" calcext:value-type="string">
            <text:p>1 metadata file of size 2KB and</text:p>
            <text:p>2 binary files of size 5MB each</text:p>
          </table:table-cell>
          <table:table-cell table:formula="of:=2000+(2*5000000)" office:value-type="float" office:value="10002000" calcext:value-type="float">
            <text:p>10,002,000</text:p>
          </table:table-cell>
          <table:table-cell office:value-type="float" office:value="200000" calcext:value-type="float">
            <text:p>200,000</text:p>
          </table:table-cell>
          <table:table-cell table:formula="of:=[.C3]*[.D3]/1000000000" office:value-type="float" office:value="2000.4" calcext:value-type="float">
            <text:p>2,000.400</text:p>
          </table:table-cell>
        </table:table-row>
        <table:table-row table:style-name="ro1">
          <table:table-cell office:value-type="string" calcext:value-type="string">
            <text:p>Large binary object</text:p>
          </table:table-cell>
          <table:table-cell office:value-type="string" calcext:value-type="string">
            <text:p>1 metadata file of size 2KB and</text:p>
            <text:p>5 binary files of size 1GB</text:p>
          </table:table-cell>
          <table:table-cell table:formula="of:=2000+(5*1000000000)" office:value-type="float" office:value="5000002000" calcext:value-type="float">
            <text:p>5,000,002,000</text:p>
          </table:table-cell>
          <table:table-cell office:value-type="float" office:value="300" calcext:value-type="float">
            <text:p>300</text:p>
          </table:table-cell>
          <table:table-cell table:formula="of:=[.C4]*[.D4]/1000000000" office:value-type="float" office:value="1500.0006" calcext:value-type="float">
            <text:p>1,500.001</text:p>
          </table:table-cell>
        </table:table-row>
        <table:table-row table:style-name="ro1">
          <table:table-cell office:value-type="string" calcext:value-type="string">
            <text:p>Complex binary object</text:p>
          </table:table-cell>
          <table:table-cell office:value-type="string" calcext:value-type="string">
            <text:p>1 metadata file of size 2KB and</text:p>
            <text:p>100 binary files of size 500MB</text:p>
          </table:table-cell>
          <table:table-cell table:formula="of:=2000+(100*500000000)" office:value-type="float" office:value="50000002000" calcext:value-type="float">
            <text:p>50,000,002,000</text:p>
          </table:table-cell>
          <table:table-cell office:value-type="float" office:value="100" calcext:value-type="float">
            <text:p>100</text:p>
          </table:table-cell>
          <table:table-cell table:formula="of:=[.C5]*[.D5]/1000000000" office:value-type="float" office:value="5000.0002" calcext:value-type="float">
            <text:p>5,000.000</text:p>
          </table:table-cell>
        </table:table-row>
        <table:table-row table:style-name="ro1">
          <table:table-cell office:value-type="string" calcext:value-type="string">
            <text:p>Very large binary object</text:p>
          </table:table-cell>
          <table:table-cell office:value-type="string" calcext:value-type="string">
            <text:p>1 metadata file of size 2KB and</text:p>
            <text:p>1 binary file of size 256GB</text:p>
          </table:table-cell>
          <table:table-cell table:formula="of:=2000+(1*256000000000)" office:value-type="float" office:value="256000002000" calcext:value-type="float">
            <text:p>256,000,002,000</text:p>
          </table:table-cell>
          <table:table-cell office:value-type="float" office:value="1" calcext:value-type="float">
            <text:p>1</text:p>
          </table:table-cell>
          <table:table-cell table:formula="of:=[.C6]*[.D6]/1000000000" office:value-type="float" office:value="256.000002" calcext:value-type="float">
            <text:p>256.000</text:p>
          </table:table-cell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/>
          <table:table-cell table:style-name="ce6"/>
          <table:table-cell table:style-name="ce6" table:formula="of:=SUM([.D2:.D6])" office:value-type="float" office:value="400401" calcext:value-type="float">
            <text:p>400401</text:p>
          </table:table-cell>
          <table:table-cell table:style-name="ce6" table:formula="of:=SUM([.E2:.E6])" office:value-type="float" office:value="8756.800802" calcext:value-type="float">
            <text:p>8756.800802</text:p>
          </table:table-cell>
        </table:table-row>
        <table:table-row table:style-name="ro2">
          <table:table-cell table:style-name="Default" table:number-columns-repeated="5"/>
        </table:table-row>
        <table:table-row table:style-name="ro6">
          <table:table-cell table:style-name="Default" office:value-type="string" calcext:value-type="string">
            <text:p>This object definition was used in </text:p>
            <text:p><text:span text:style-name="T1">* newhw-1Feb2023/java_mem_plus_threads/results-resize-CB-VLB_400401_10</text:span></text:p>
            <text:p><text:span text:style-name="T1"> – Using the new1PBDrive, a Scalend drive for test objects</text:span></text:p>
            <text:p><text:span text:style-name="T1"> – Using a 10 TB OCFL drive</text:span></text:p>
            <text:p><text:span text:style-name="T1"> – the NFS drive CPU and RAM were increased </text:span></text:p>
            <text:p><text:span text:style-name="T1"> – All binary files were posted as external content</text:span>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3:25:59.717651592</dc:date>
    <meta:editing-duration>PT1H15M50S</meta:editing-duration>
    <meta:editing-cycles>14</meta:editing-cycles>
    <meta:generator>LibreOffice/7.3.7.2$Linux_X86_64 LibreOffice_project/30$Build-2</meta:generator>
    <meta:document-statistic meta:table-count="5" meta:cell-count="170" meta:object-count="0"/>
  </office:meta>
</office:document-meta>
</file>